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0ccc"/>
    </style:style>
    <style:style style:name="P2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paragraph-rsid="000f0ccc"/>
    </style:style>
    <style:style style:name="P3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rsid="000ffd5c" officeooo:paragraph-rsid="000ffd5c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74151" style:font-name="S hne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74151" style:font-name="S hne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</style:style>
    <style:style style:name="T1" style:family="text">
      <style:text-properties officeooo:rsid="000e1f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4" style:family="text">
      <style:text-properties officeooo:rsid="000f0ccc"/>
    </style:style>
    <style:style style:name="T5" style:family="text">
      <style:text-properties officeooo:rsid="000ffd5c"/>
    </style:style>
    <style:style style:name="T6" style:family="text">
      <style:text-properties officeooo:rsid="0011ea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mework 1</text:h>
      <text:h text:style-name="Heading_20_2" text:outline-level="2">Maths Introduction</text:h>
      <text:p text:style-name="Standard">Some modular arithmetic</text:p>
      <text:p text:style-name="Standard">1. Working with the following set of Integers S = {0,1,2,3,4,5,6} * <text:span text:style-name="T1">S són 7 numeros!</text:span></text:p>
      <text:p text:style-name="Standard">What is</text:p>
      <text:p text:style-name="Standard">a) 4 + 4 <text:span text:style-name="T1">= 1 mod 7</text:span></text:p>
      <text:p text:style-name="Standard">b) 3 x 5 <text:span text:style-name="T1">= 1 mod 7</text:span></text:p>
      <text:p text:style-name="Standard">c) what is the inverse of 3 ? <text:span text:style-name="T1">3^(-1) = 3^(p-2) = 3⁵ = 243 = 5 mod 7</text:span></text:p>
      <text:p text:style-name="Standard"/>
      <text:p text:style-name="Standard">2. For S = {0,1,2,3,4,5,6}</text:p>
      <text:p text:style-name="Standard">Can we consider 'S' and the operation '+' to be a group ? <text:span text:style-name="T1">Yes it fallows all the group properties</text:span></text:p>
      <text:p text:style-name="Standard"/>
      <text:p text:style-name="Standard">3. What is</text:p>
      <text:p text:style-name="Standard">-13 mod 5 ?</text:p>
      <text:p text:style-name="Standard"><text:tab/>-13 ÷ 5 = -2 remainder -3</text:p>
      <text:p text:style-name="P4"><text:tab/>The remainder is -3 because -13 is equivalent to -2 times 5 plus -3. <text:tab/>However, when dealing with modular arithmetic, we only care about the <text:tab/>remainder, not the quotient. Therefore, we can write:</text:p>
      <text:p text:style-name="P4"><text:tab/>-13 mod 5 = -3</text:p>
      <text:p text:style-name="P5"><text:tab/>However, we usually want to find the value of <text:span text:style-name="T2">a mod b in the range 0 <text:tab/>to b-1</text:span>, so we can use the fact that a<text:span text:style-name="T2">dding or subtracting a multiple <text:tab/>of b <text:tab/>to a doesn't change its remainder when divided by b.</text:span> In this <text:tab/>case, we can add 5 (which is a multiple of 5) to -3 to get:</text:p>
      <text:p text:style-name="P5"><text:tab/><text:span text:style-name="T2">-3 + 5 = 2</text:span></text:p>
      <text:p text:style-name="P5"><text:tab/>-13 mod 5 = 2 mod 5</text:p>
      <text:p text:style-name="P6"><text:span text:style-name="T3"><text:tab/>Therefore, -13 and 2 have the same remainder when divided by 5, so <text:tab/>they are congruent modulo 5.</text:span></text:p>
      <text:p text:style-name="Standard"/>
      <text:p text:style-name="Standard">4. Polynomials</text:p>
      <text:p text:style-name="Standard">For the polynomial <text:span text:style-name="T4">x³ – x² +4x -12</text:span></text:p>
      <text:p text:style-name="P1">Find a the positive root ? <text:span text:style-name="T4">x³ – x² +4x -12 = 0</text:span></text:p>
      <text:p text:style-name="P2"><text:tab/>The constant term is -12, which has factors of ±1, ±2, ±3, ±4, ±6, ±12.</text:p>
      <text:p text:style-name="P2"><text:tab/>Therefore, any rational root of the polynomial must be of the form p/q, <text:tab/>where p is a factor of ±12 and q is a factor of ±1. </text:p>
      <text:p text:style-name="P2"><text:tab/><text:span text:style-name="T5">x=1 → 1 -1 +4 -12 != 0 x=1 no root</text:span></text:p>
      <text:p text:style-name="P2"><text:tab/><text:span text:style-name="T5">x=2 → 8 – 4 +8 -12 = 0</text:span></text:p>
      <text:p text:style-name="P3"><text:tab/><text:span text:style-name="T2">There is a positive root in x=2 (x-2)(x²+3x+6)</text:span></text:p>
      <text:p text:style-name="P1"/>
      <text:p text:style-name="Standard">What is the degree of this polynomial ? <text:span text:style-name="T6">3</text:span></text:p>
      <text:h text:style-name="Heading_20_2" text:outline-level="2">Use cases</text:h>
      <text:p text:style-name="Standard">In your teams discuss any systems you have used that involved zero knowledge proofs.</text:p>
      <text:p text:style-name="Standard">Have you seen any applications of zero knowledge proofs other than with a blockchain ?</text:p>
      <text:p text:style-name="Standard">What is to you, the most important feature of zkp technology ?</text:p>
      <text:p text:style-name="Standard">Think of some use cases of zero knowledge proofs that you would like to see develop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12:15:17.430820673</meta:creation-date>
    <dc:date>2023-03-01T12:48:38.979116363</dc:date>
    <meta:editing-duration>PT2M11S</meta:editing-duration>
    <meta:editing-cycles>1</meta:editing-cycles>
    <meta:document-statistic meta:table-count="0" meta:image-count="0" meta:object-count="0" meta:page-count="1" meta:paragraph-count="33" meta:word-count="391" meta:character-count="1786" meta:non-whitespace-character-count="1411"/>
    <meta:generator>LibreOffice/6.4.7.2$Linux_X86_64 LibreOffice_project/40$Build-2</meta:generator>
  </office:meta>
</office:document-meta>
</file>